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f6b3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6b3b" style:font-size-asian="14pt" style:font-size-complex="14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4pt" officeooo:rsid="001f6b3b" style:font-size-asian="14pt" style:font-size-complex="14pt"/>
    </style:style>
    <style:style style:name="T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Ubuntu" fo:font-size="14pt" fo:font-weight="bold" officeooo:rsid="001f6b3b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byssinica SIL" fo:font-weight="normal" style:font-weight-asian="normal" style:font-weight-complex="normal"/>
    </style:style>
    <style:style style:name="T10" style:family="text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byssinica SIL" fo:font-size="12pt" fo:font-weight="normal" officeooo:rsid="002265d6" style:font-size-asian="12pt" style:font-weight-asian="normal" style:font-size-complex="12pt" style:font-weight-complex="normal"/>
    </style:style>
    <style:style style:name="T12" style:family="text">
      <style:text-properties officeooo:rsid="00226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6"><text:tab/></text:span><text:span text:style-name="T7">Manic Client – Installation</text:span></text:p>
      <text:p text:style-name="P1"><text:s/><text:tab/><text:tab/><text:tab/><text:tab/><text:span text:style-name="T1">======================</text:span></text:p>
      <text:p text:style-name="P1"/>
      <text:p text:style-name="P1"/>
      <text:p text:style-name="P2"><text:s/>wget <text:a xlink:type="simple" xlink:href="https://cdn.manictime.com/setup/linux/v1_0_0_0/ManicTime.deb" text:style-name="Internet_20_link" text:visited-style-name="Visited_20_Internet_20_Link">https://cdn.manictime.com/setup/linux/v1_0_0_0/ManicTime.deb</text:a></text:p>
      <text:p text:style-name="P2"/>
      <text:p text:style-name="P2"><text:s/>sudo apt-key adv --keyserver hkp://keyserver.ubuntu.com:80 --recv-keys 3FA7E0328081BFF6A14DA29AA6A19B38D3D831EF</text:p>
      <text:p text:style-name="P2"/>
      <text:p text:style-name="P2"><text:s/>sudo apt install apt-transport-https</text:p>
      <text:p text:style-name="P2"/>
      <text:p text:style-name="P2"><text:s/>echo "deb https://download.mono-project.com/repo/ubuntu stable-xenial main" | <text:s/>sudo tee /etc/apt/sources.list.d/mono-official-stable.list</text:p>
      <text:p text:style-name="P2"/>
      <text:p text:style-name="P2"><text:s/>sudo apt update</text:p>
      <text:p text:style-name="P2"/>
      <text:p text:style-name="P2"><text:s/>sudo apt install mono-devel </text:p>
      <text:p text:style-name="P2"/>
      <text:p text:style-name="P2"><text:s/>sudo apt install mono-complete mono-dbg referenceassemblies-pcl ca-certificates-mono mono-xsp4</text:p>
      <text:p text:style-name="P2"/>
      <text:p text:style-name="P2"><text:s/>du -sh ManicTime.deb </text:p>
      <text:p text:style-name="P2"/>
      <text:p text:style-name="P2"><text:s/>sudo dpkg -i ManicTime.deb </text:p>
      <text:p text:style-name="P2"/>
      <text:p text:style-name="P2"><text:s/>sudo apt-get install -f</text:p>
      <text:p text:style-name="P2"/>
      <text:p text:style-name="P1"><text:span text:style-name="T10"><text:s/></text:span><text:span text:style-name="T10">sudo dpkg -i ManicTime.deb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1:16:11.021341351</meta:creation-date>
    <dc:date>2018-07-03T11:21:10.705627646</dc:date>
    <meta:editing-duration>PT5M2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58" meta:character-count="653" meta:non-whitespace-character-count="584"/>
  </office:meta>
</office:document-meta>
</file>